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user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3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4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5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6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7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P8" style:parent-style-name="Standarduser" style:family="paragraph">
      <style:text-properties style:font-name-complex="Times New Roman" fo:font-size="14pt" style:font-size-asian="14pt" style:font-size-complex="14pt"/>
    </style:style>
    <style:style style:name="P9" style:parent-style-name="Standard" style:family="paragraph">
      <style:text-properties style:font-name-complex="Times New Roman" fo:font-size="14pt" style:font-size-asian="14pt" style:font-size-complex="14pt"/>
    </style:style>
    <style:style style:name="TableColumn11" style:family="table-column">
      <style:table-column-properties style:column-width="3.3437in" style:use-optimal-column-width="false"/>
    </style:style>
    <style:style style:name="TableColumn12" style:family="table-column">
      <style:table-column-properties style:column-width="3.4736in" style:use-optimal-column-width="false"/>
    </style:style>
    <style:style style:name="Table10" style:family="table">
      <style:table-properties style:width="6.8173in" fo:margin-left="-0.0784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A" style:writing-mode="lr-tb" fo:padding-top="0in" fo:padding-left="0.0784in" fo:padding-bottom="0in" fo:padding-right="0.075in"/>
    </style:style>
    <style:style style:name="P15" style:parent-style-name="Standard" style:family="paragraph">
      <style:text-properties style:font-name-complex="Times New Roman" fo:font-size="14pt" style:font-size-asian="14pt" style:font-size-complex="14pt" fo:language="ru" fo:country="RU"/>
    </style:style>
    <style:style style:name="TableCell16" style:family="table-cell">
      <style:table-cell-properties fo:border="0.0069in solid #00000A" style:writing-mode="lr-tb" fo:padding-top="0in" fo:padding-left="0.0784in" fo:padding-bottom="0in" fo:padding-right="0.075in"/>
    </style:style>
    <style:style style:name="P17" style:parent-style-name="Standard" style:family="paragraph">
      <style:text-properties style:font-name-complex="Times New Roman" fo:font-size="14pt" style:font-size-asian="14pt" style:font-size-complex="14pt"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A" style:writing-mode="lr-tb" fo:padding-top="0in" fo:padding-left="0.0784in" fo:padding-bottom="0in" fo:padding-right="0.075in"/>
    </style:style>
    <style:style style:name="P20" style:parent-style-name="Standard" style:family="paragraph">
      <style:text-properties style:font-name-complex="Times New Roman" fo:font-size="14pt" style:font-size-asian="14pt" style:font-size-complex="14pt" fo:language="ru" fo:country="RU"/>
    </style:style>
    <style:style style:name="P21" style:parent-style-name="Standard" style:family="paragraph">
      <style:text-properties style:font-name-complex="Times New Roman" fo:font-size="14pt" style:font-size-asian="14pt" style:font-size-complex="14pt" fo:language="ru" fo:country="RU"/>
    </style:style>
    <style:style style:name="T22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23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ableCell24" style:family="table-cell">
      <style:table-cell-properties fo:border="0.0069in solid #00000A" style:writing-mode="lr-tb" fo:padding-top="0in" fo:padding-left="0.0784in" fo:padding-bottom="0in" fo:padding-right="0.075in"/>
    </style:style>
    <style:style style:name="P25" style:parent-style-name="Standard" style:family="paragraph">
      <style:text-properties style:font-name-complex="Times New Roman" fo:font-size="14pt" style:font-size-asian="14pt" style:font-size-complex="14pt" fo:language="ru" fo:country="RU"/>
    </style:style>
    <style:style style:name="P26" style:parent-style-name="Standard" style:family="paragraph">
      <style:text-properties style:font-name-complex="Times New Roman" fo:font-size="14pt" style:font-size-asian="14pt" style:font-size-complex="14pt" fo:language="ru" fo:country="RU"/>
    </style:style>
    <style:style style:name="T27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28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29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30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31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32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33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34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35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3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37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38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39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40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41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42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43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44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45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4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47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48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50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51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52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53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54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55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5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58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59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60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62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63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64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65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6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67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68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69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P70" style:parent-style-name="Standard" style:family="paragraph">
      <style:text-properties style:font-name-complex="Times New Roman" fo:font-size="14pt" style:font-size-asian="14pt" style:font-size-complex="14pt" fo:language="ru" fo:country="RU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A" style:writing-mode="lr-tb" fo:padding-top="0in" fo:padding-left="0.0784in" fo:padding-bottom="0in" fo:padding-right="0.075in"/>
    </style:style>
    <style:style style:name="P73" style:parent-style-name="Standard" style:family="paragraph">
      <style:text-properties style:font-name-complex="Times New Roman" fo:font-size="14pt" style:font-size-asian="14pt" style:font-size-complex="14pt" fo:language="ru" fo:country="RU"/>
    </style:style>
    <style:style style:name="P74" style:parent-style-name="Standard" style:family="paragraph">
      <style:text-properties style:font-name-complex="Times New Roman" fo:font-size="14pt" style:font-size-asian="14pt" style:font-size-complex="14pt" fo:language="ru" fo:country="RU"/>
    </style:style>
    <style:style style:name="P75" style:parent-style-name="Standard" style:family="paragraph">
      <style:text-properties style:font-name-complex="Times New Roman" fo:font-size="14pt" style:font-size-asian="14pt" style:font-size-complex="14pt" fo:language="ru" fo:country="RU"/>
    </style:style>
    <style:style style:name="TableCell76" style:family="table-cell">
      <style:table-cell-properties fo:border="0.0069in solid #00000A" style:writing-mode="lr-tb" fo:padding-top="0in" fo:padding-left="0.0784in" fo:padding-bottom="0in" fo:padding-right="0.075in"/>
    </style:style>
    <style:style style:name="P77" style:parent-style-name="Standard" style:family="paragraph">
      <style:text-properties style:font-name-complex="Times New Roman" fo:font-size="14pt" style:font-size-asian="14pt" style:font-size-complex="14pt" fo:language="ru" fo:country="RU"/>
    </style:style>
    <style:style style:name="P78" style:parent-style-name="Standard" style:family="paragraph">
      <style:text-properties style:font-name-complex="Times New Roman" fo:font-size="14pt" style:font-size-asian="14pt" style:font-size-complex="14pt" fo:language="ru" fo:country="RU"/>
    </style:style>
    <style:style style:name="T79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80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81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82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84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85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8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88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89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90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91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93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9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97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98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100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01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102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03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104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05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10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07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108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09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110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11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112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13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114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15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11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17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118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19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120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21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P122" style:parent-style-name="Standard" style:family="paragraph">
      <style:text-properties style:font-name-complex="Times New Roman" fo:font-size="14pt" style:font-size-asian="14pt" style:font-size-complex="14pt" fo:language="ru" fo:country="RU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A" style:writing-mode="lr-tb" fo:padding-top="0in" fo:padding-left="0.0784in" fo:padding-bottom="0in" fo:padding-right="0.075in"/>
    </style:style>
    <style:style style:name="P125" style:parent-style-name="Standard" style:family="paragraph">
      <style:text-properties style:font-name-complex="Times New Roman" fo:font-size="14pt" style:font-size-asian="14pt" style:font-size-complex="14pt" fo:language="ru" fo:country="RU"/>
    </style:style>
    <style:style style:name="P126" style:parent-style-name="Standard" style:family="paragraph">
      <style:text-properties style:font-name-complex="Times New Roman" fo:font-size="14pt" style:font-size-asian="14pt" style:font-size-complex="14pt" fo:language="ru" fo:country="RU"/>
    </style:style>
    <style:style style:name="P127" style:parent-style-name="Standard" style:family="paragraph">
      <style:text-properties style:font-name-complex="Times New Roman" fo:font-size="14pt" style:font-size-asian="14pt" style:font-size-complex="14pt" fo:language="ru" fo:country="RU"/>
    </style:style>
    <style:style style:name="TableCell128" style:family="table-cell">
      <style:table-cell-properties fo:border="0.0069in solid #00000A" style:writing-mode="lr-tb" fo:padding-top="0in" fo:padding-left="0.0784in" fo:padding-bottom="0in" fo:padding-right="0.075in"/>
    </style:style>
    <style:style style:name="P129" style:parent-style-name="Standard" style:family="paragraph">
      <style:text-properties style:font-name-complex="Times New Roman" fo:font-size="14pt" style:font-size-asian="14pt" style:font-size-complex="14pt" fo:language="ru" fo:country="RU"/>
    </style:style>
    <style:style style:name="P130" style:parent-style-name="Standard" style:family="paragraph">
      <style:text-properties style:font-name-complex="Times New Roman" fo:font-size="14pt" style:font-size-asian="14pt" style:font-size-complex="14pt" fo:language="ru" fo:country="RU"/>
    </style:style>
    <style:style style:name="P131" style:parent-style-name="Standard" style:family="paragraph">
      <style:text-properties style:font-name-complex="Times New Roman" fo:font-size="14pt" style:font-size-asian="14pt" style:font-size-complex="14pt" fo:language="ru" fo:country="RU"/>
    </style:style>
    <style:style style:name="P132" style:parent-style-name="Standard" style:family="paragraph">
      <style:text-properties style:font-name-complex="Times New Roman" fo:font-size="14pt" style:font-size-asian="14pt" style:font-size-complex="14pt" fo:language="ru" fo:country="RU"/>
    </style:style>
    <style:style style:name="P133" style:parent-style-name="Standard" style:family="paragraph">
      <style:text-properties style:font-name-complex="Times New Roman" fo:font-size="14pt" style:font-size-asian="14pt" style:font-size-complex="14pt" fo:language="ru" fo:country="RU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00000A" style:writing-mode="lr-tb" fo:padding-top="0in" fo:padding-left="0.0784in" fo:padding-bottom="0in" fo:padding-right="0.075in"/>
    </style:style>
    <style:style style:name="P136" style:parent-style-name="Standard" style:family="paragraph">
      <style:text-properties style:font-name-complex="Times New Roman" fo:font-size="14pt" style:font-size-asian="14pt" style:font-size-complex="14pt" fo:language="ru" fo:country="RU"/>
    </style:style>
    <style:style style:name="P137" style:parent-style-name="Standard" style:family="paragraph">
      <style:text-properties style:font-name-complex="Times New Roman" fo:font-size="14pt" style:font-size-asian="14pt" style:font-size-complex="14pt" fo:language="ru" fo:country="RU"/>
    </style:style>
    <style:style style:name="TableCell138" style:family="table-cell">
      <style:table-cell-properties fo:border="0.0069in solid #00000A" style:writing-mode="lr-tb" fo:padding-top="0in" fo:padding-left="0.0784in" fo:padding-bottom="0in" fo:padding-right="0.075in"/>
    </style:style>
    <style:style style:name="P139" style:parent-style-name="Standard" style:family="paragraph">
      <style:text-properties style:font-name-complex="Times New Roman" fo:font-size="14pt" style:font-size-asian="14pt" style:font-size-complex="14pt" fo:language="ru" fo:country="RU"/>
    </style:style>
    <style:style style:name="P140" style:parent-style-name="Standard" style:family="paragraph">
      <style:text-properties style:font-name-complex="Times New Roman" fo:font-size="14pt" style:font-size-asian="14pt" style:font-size-complex="14pt" fo:language="ru" fo:country="RU"/>
    </style:style>
    <style:style style:name="P141" style:parent-style-name="Standard" style:family="paragraph">
      <style:text-properties style:font-name-complex="Times New Roman" fo:font-size="14pt" style:font-size-asian="14pt" style:font-size-complex="14pt" fo:language="ru" fo:country="RU"/>
    </style:style>
    <style:style style:name="P142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43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44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45" style:parent-style-name="Standard" style:family="paragraph">
      <style:text-properties style:font-name-complex="Times New Roman" fo:font-size="14pt" style:font-size-asian="14pt" style:font-size-complex="14pt" fo:language="ru" fo:country="RU"/>
    </style:style>
    <style:style style:name="P146" style:parent-style-name="Standard" style:family="paragraph">
      <style:text-properties style:font-name-complex="Times New Roman" fo:font-size="14pt" style:font-size-asian="14pt" style:font-size-complex="14pt" fo:language="ru" fo:country="RU"/>
    </style:style>
    <style:style style:name="P147" style:parent-style-name="Standard" style:family="paragraph">
      <style:text-properties style:font-name-complex="Times New Roman" fo:font-size="14pt" style:font-size-asian="14pt" style:font-size-complex="14pt" fo:language="ru" fo:country="RU"/>
    </style:style>
    <style:style style:name="T148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149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150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51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152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P153" style:parent-style-name="Standard" style:family="paragraph">
      <style:text-properties style:font-name-complex="Times New Roman" fo:font-size="14pt" style:font-size-asian="14pt" style:font-size-complex="14pt" fo:language="ru" fo:country="RU"/>
    </style:style>
    <style:style style:name="T154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55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15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57" style:parent-style-name="Основнойшрифтабзаца" style:family="text">
      <style:text-properties style:font-name-complex="Times New Roman" style:text-position="sub 64.2%" fo:font-size="14pt" style:font-size-asian="14pt" style:font-size-complex="14pt" fo:language="ru" fo:country="RU"/>
    </style:style>
    <style:style style:name="T158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159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60" style:parent-style-name="Основнойшрифтабзаца" style:family="text">
      <style:text-properties style:font-name-complex="Times New Roman" style:text-position="sub 64.2%" fo:font-size="14pt" style:font-size-asian="14pt" style:font-size-complex="14pt" fo:language="ru" fo:country="RU"/>
    </style:style>
    <style:style style:name="T161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162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163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64" style:parent-style-name="Основнойшрифтабзаца" style:family="text">
      <style:text-properties style:font-name-complex="Times New Roman" style:text-position="sub 64.2%" fo:font-size="14pt" style:font-size-asian="14pt" style:font-size-complex="14pt" fo:language="ru" fo:country="RU"/>
    </style:style>
    <style:style style:name="P165" style:parent-style-name="Standard" style:family="paragraph">
      <style:text-properties style:font-name-complex="Times New Roman" fo:font-size="14pt" style:font-size-asian="14pt" style:font-size-complex="14pt" fo:language="ru" fo:country="RU"/>
    </style:style>
    <style:style style:name="P166" style:parent-style-name="Standard" style:family="paragraph">
      <style:text-properties style:font-name-complex="Times New Roman" fo:font-size="14pt" style:font-size-asian="14pt" style:font-size-complex="14pt" fo:language="ru" fo:country="RU"/>
    </style:style>
    <style:style style:name="T167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168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169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170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</office:automatic-styles>
  <office:body>
    <office:text text:use-soft-page-breaks="true">
      <text:p text:style-name="P1"><text:span text:style-name="T2">0.<text:s/></text:span><text:span text:style-name="T3">В браузере<text:s/></text:span><text:span text:style-name="T4">Google Chrome<text:s/></text:span><text:span text:style-name="T5">открыть ссылку<text:s/></text:span><text:span text:style-name="T6">URL:<text:s/></text:span><text:a xlink:href="https://yandex.ru/" office:target-frame-name="_top" xlink:show="replace"><text:span text:style-name="T7">https://yandex.ru/</text:span></text:a></text:p>
      <text:p text:style-name="P8"/>
      <text:p text:style-name="P9"/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Действие</text:p>
          </table:table-cell>
          <table:table-cell table:style-name="TableCell16">
            <text:p text:style-name="P17">Ожидаемый результат</text:p>
          </table:table-cell>
        </table:table-row>
        <table:table-row table:style-name="TableRow18">
          <table:table-cell table:style-name="TableCell19">
            <text:p text:style-name="P20">1.Нажать левой кнопкой мыши на поле поиска</text:p>
            <text:p text:style-name="P21">2.Ввести текст «Погода»</text:p>
            <text:p text:style-name="Standard"><text:span text:style-name="T22">3.Нажать<text:s/></text:span><text:span text:style-name="T23">Enter</text:span></text:p>
          </table:table-cell>
          <table:table-cell table:style-name="TableCell24">
            <text:p text:style-name="P25">1.Активное поле<text:s/>ввода.</text:p>
            <text:p text:style-name="P26">2.Активный элемент «Найти»</text:p>
            <text:p text:style-name="Standard"><text:span text:style-name="T27">3.Отображается страница<text:s/></text:span><text:span text:style-name="T28">URL</text:span><text:span text:style-name="T29">:<text:s/></text:span><text:a xlink:href="https://yandex.ru/search/?lr=47&amp;clid=2313447-139&amp;win=528&amp;text=Погода" office:target-frame-name="_top" xlink:show="replace"><text:span text:style-name="T30">https</text:span></text:a><text:a xlink:href="https://yandex.ru/search/?lr=47&amp;clid=2313447-139&amp;win=528&amp;text=Погода" office:target-frame-name="_top" xlink:show="replace"><text:span text:style-name="T31">://</text:span></text:a><text:a xlink:href="https://yandex.ru/search/?lr=47&amp;clid=2313447-139&amp;win=528&amp;text=Погода" office:target-frame-name="_top" xlink:show="replace"><text:span text:style-name="T32">yandex</text:span></text:a><text:a xlink:href="https://yandex.ru/search/?lr=47&amp;clid=2313447-139&amp;win=528&amp;text=Погода" office:target-frame-name="_top" xlink:show="replace"><text:span text:style-name="T33">.</text:span></text:a><text:a xlink:href="https://yandex.ru/search/?lr=47&amp;clid=2313447-139&amp;win=528&amp;text=Погода" office:target-frame-name="_top" xlink:show="replace"><text:span text:style-name="T34">ru</text:span></text:a><text:a xlink:href="https://yandex.ru/search/?lr=47&amp;clid=2313447-139&amp;win=528&amp;text=Погода" office:target-frame-name="_top" xlink:show="replace"><text:span text:style-name="T35">/</text:span></text:a><text:a xlink:href="https://yandex.ru/search/?lr=47&amp;clid=2313447-139&amp;win=528&amp;text=Погода" office:target-frame-name="_top" xlink:show="replace"><text:span text:style-name="T36">search</text:span></text:a><text:a xlink:href="https://yandex.ru/search/?lr=47&amp;clid=2313447-139&amp;win=528&amp;text=Погода" office:target-frame-name="_top" xlink:show="replace"><text:span text:style-name="T37">/?</text:span></text:a><text:a xlink:href="https://yandex.ru/search/?lr=47&amp;clid=2313447-139&amp;win=528&amp;text=Погода" office:target-frame-name="_top" xlink:show="replace"><text:span text:style-name="T38">lr</text:span></text:a><text:a xlink:href="https://yandex.ru/search/?lr=47&amp;clid=2313447-139&amp;win=528&amp;text=Погода" office:target-frame-name="_top" xlink:show="replace"><text:span text:style-name="T39">=47&amp;</text:span></text:a><text:a xlink:href="https://yandex.ru/search/?lr=47&amp;clid=2313447-139&amp;win=528&amp;text=Погода" office:target-frame-name="_top" xlink:show="replace"><text:span text:style-name="T40">clid</text:span></text:a><text:a xlink:href="https://yandex.ru/search/?lr=47&amp;clid=2313447-139&amp;win=528&amp;text=Погода" office:target-frame-name="_top" xlink:show="replace"><text:span text:style-name="T41">=2313447-139&amp;</text:span></text:a><text:a xlink:href="https://yandex.ru/search/?lr=47&amp;clid=2313447-139&amp;win=528&amp;text=Погода" office:target-frame-name="_top" xlink:show="replace"><text:span text:style-name="T42">win</text:span></text:a><text:a xlink:href="https://yandex.ru/search/?lr=47&amp;clid=2313447-139&amp;win=528&amp;text=Погода" office:target-frame-name="_top" xlink:show="replace"><text:span text:style-name="T43">=528&amp;</text:span></text:a><text:a xlink:href="https://yandex.ru/search/?lr=47&amp;clid=2313447-139&amp;win=528&amp;text=Погода" office:target-frame-name="_top" xlink:show="replace"><text:span text:style-name="T44">text</text:span></text:a><text:a xlink:href="https://yandex.ru/search/?lr=47&amp;clid=2313447-139&amp;win=528&amp;text=Погода" office:target-frame-name="_top" xlink:show="replace"><text:span text:style-name="T45">=%</text:span></text:a><text:a xlink:href="https://yandex.ru/search/?lr=47&amp;clid=2313447-139&amp;win=528&amp;text=Погода" office:target-frame-name="_top" xlink:show="replace"><text:span text:style-name="T46">D</text:span></text:a><text:a xlink:href="https://yandex.ru/search/?lr=47&amp;clid=2313447-139&amp;win=528&amp;text=Погода" office:target-frame-name="_top" xlink:show="replace"><text:span text:style-name="T47">0%9</text:span></text:a><text:a xlink:href="https://yandex.ru/search/?lr=47&amp;clid=2313447-139&amp;win=528&amp;text=Погода" office:target-frame-name="_top" xlink:show="replace"><text:span text:style-name="T48">F</text:span></text:a><text:a xlink:href="https://yandex.ru/search/?lr=47&amp;clid=2313447-139&amp;win=528&amp;text=Погода" office:target-frame-name="_top" xlink:show="replace"><text:span text:style-name="T49">%</text:span></text:a><text:a xlink:href="https://yandex.ru/search/?lr=47&amp;clid=2313447-139&amp;win=528&amp;text=Погода" office:target-frame-name="_top" xlink:show="replace"><text:span text:style-name="T50">D</text:span></text:a><text:a xlink:href="https://yandex.ru/search/?lr=47&amp;clid=2313447-139&amp;win=528&amp;text=Погода" office:target-frame-name="_top" xlink:show="replace"><text:span text:style-name="T51">0%</text:span></text:a><text:a xlink:href="https://yandex.ru/search/?lr=47&amp;clid=2313447-139&amp;win=528&amp;text=Погода" office:target-frame-name="_top" xlink:show="replace"><text:span text:style-name="T52">BE</text:span></text:a><text:a xlink:href="https://yandex.ru/search/?lr=47&amp;clid=2313447-139&amp;win=528&amp;text=Погода" office:target-frame-name="_top" xlink:show="replace"><text:span text:style-name="T53">%</text:span></text:a><text:a xlink:href="https://yandex.ru/search/?lr=47&amp;clid=2313447-139&amp;win=528&amp;text=Погода" office:target-frame-name="_top" xlink:show="replace"><text:span text:style-name="T54">D</text:span></text:a><text:a xlink:href="https://yandex.ru/search/?lr=47&amp;clid=2313447-139&amp;win=528&amp;text=Погода" office:target-frame-name="_top" xlink:show="replace"><text:span text:style-name="T55">0%</text:span></text:a><text:a xlink:href="https://yandex.ru/search/?lr=47&amp;clid=2313447-139&amp;win=528&amp;text=Погода" office:target-frame-name="_top" xlink:show="replace"><text:span text:style-name="T56">B</text:span></text:a><text:a xlink:href="https://yandex.ru/search/?lr=47&amp;clid=2313447-139&amp;win=528&amp;text=Погода" office:target-frame-name="_top" xlink:show="replace"><text:span text:style-name="T57">3%</text:span></text:a><text:a xlink:href="https://yandex.ru/search/?lr=47&amp;clid=2313447-139&amp;win=528&amp;text=Погода" office:target-frame-name="_top" xlink:show="replace"><text:span text:style-name="T58">D</text:span></text:a><text:a xlink:href="https://yandex.ru/search/?lr=47&amp;clid=2313447-139&amp;win=528&amp;text=Погода" office:target-frame-name="_top" xlink:show="replace"><text:span text:style-name="T59">0%</text:span></text:a><text:a xlink:href="https://yandex.ru/search/?lr=47&amp;clid=2313447-139&amp;win=528&amp;text=Погода" office:target-frame-name="_top" xlink:show="replace"><text:span text:style-name="T60">BE</text:span></text:a><text:a xlink:href="https://yandex.ru/search/?lr=47&amp;clid=2313447-139&amp;win=528&amp;text=Погода" office:target-frame-name="_top" xlink:show="replace"><text:span text:style-name="T61">%</text:span></text:a><text:a xlink:href="https://yandex.ru/search/?lr=47&amp;clid=2313447-139&amp;win=528&amp;text=Погода" office:target-frame-name="_top" xlink:show="replace"><text:span text:style-name="T62">D</text:span></text:a><text:a xlink:href="https://yandex.ru/search/?lr=47&amp;clid=2313447-139&amp;win=528&amp;text=Погода" office:target-frame-name="_top" xlink:show="replace"><text:span text:style-name="T63">0%</text:span></text:a><text:a xlink:href="https://yandex.ru/search/?lr=47&amp;clid=2313447-139&amp;win=528&amp;text=Погода" office:target-frame-name="_top" xlink:show="replace"><text:span text:style-name="T64">B</text:span></text:a><text:a xlink:href="https://yandex.ru/search/?lr=47&amp;clid=2313447-139&amp;win=528&amp;text=Погода" office:target-frame-name="_top" xlink:show="replace"><text:span text:style-name="T65">4%</text:span></text:a><text:a xlink:href="https://yandex.ru/search/?lr=47&amp;clid=2313447-139&amp;win=528&amp;text=Погода" office:target-frame-name="_top" xlink:show="replace"><text:span text:style-name="T66">D</text:span></text:a><text:a xlink:href="https://yandex.ru/search/?lr=47&amp;clid=2313447-139&amp;win=528&amp;text=Погода" office:target-frame-name="_top" xlink:show="replace"><text:span text:style-name="T67">0%</text:span></text:a><text:a xlink:href="https://yandex.ru/search/?lr=47&amp;clid=2313447-139&amp;win=528&amp;text=Погода" office:target-frame-name="_top" xlink:show="replace"><text:span text:style-name="T68">B</text:span></text:a><text:a xlink:href="https://yandex.ru/search/?lr=47&amp;clid=2313447-139&amp;win=528&amp;text=Погода" office:target-frame-name="_top" xlink:show="replace"><text:span text:style-name="T69">0</text:span></text:a></text:p>
            <text:p text:style-name="P70"/>
          </table:table-cell>
        </table:table-row>
        <table:table-row table:style-name="TableRow71">
          <table:table-cell table:style-name="TableCell72">
            <text:p text:style-name="P73">1.Нажать левой кнопкой мыши на строку поиска</text:p>
            <text:p text:style-name="P74">2.Ввести текст «Погода»</text:p>
            <text:p text:style-name="P75">3.Нажать на<text:s/>элемент «Найти»</text:p>
          </table:table-cell>
          <table:table-cell table:style-name="TableCell76">
            <text:p text:style-name="P77">1.Активное поле ввода.</text:p>
            <text:p text:style-name="P78">2.Активный элемент «Найти»</text:p>
            <text:p text:style-name="Standard"><text:span text:style-name="T79">3.Отображается страница<text:s/></text:span><text:span text:style-name="T80">URL</text:span><text:span text:style-name="T81">:<text:s/></text:span><text:a xlink:href="https://yandex.ru/search/?lr=47&amp;clid=2313447-139&amp;win=528&amp;text=Погода" office:target-frame-name="_top" xlink:show="replace"><text:span text:style-name="T82">https</text:span></text:a><text:a xlink:href="https://yandex.ru/search/?lr=47&amp;clid=2313447-139&amp;win=528&amp;text=Погода" office:target-frame-name="_top" xlink:show="replace"><text:span text:style-name="T83">://</text:span></text:a><text:a xlink:href="https://yandex.ru/search/?lr=47&amp;clid=2313447-139&amp;win=528&amp;text=Погода" office:target-frame-name="_top" xlink:show="replace"><text:span text:style-name="T84">yandex</text:span></text:a><text:a xlink:href="https://yandex.ru/search/?lr=47&amp;clid=2313447-139&amp;win=528&amp;text=Погода" office:target-frame-name="_top" xlink:show="replace"><text:span text:style-name="T85">.</text:span></text:a><text:a xlink:href="https://yandex.ru/search/?lr=47&amp;clid=2313447-139&amp;win=528&amp;text=Погода" office:target-frame-name="_top" xlink:show="replace"><text:span text:style-name="T86">ru</text:span></text:a><text:a xlink:href="https://yandex.ru/search/?lr=47&amp;clid=2313447-139&amp;win=528&amp;text=Погода" office:target-frame-name="_top" xlink:show="replace"><text:span text:style-name="T87">/</text:span></text:a><text:a xlink:href="https://yandex.ru/search/?lr=47&amp;clid=2313447-139&amp;win=528&amp;text=Погода" office:target-frame-name="_top" xlink:show="replace"><text:span text:style-name="T88">search</text:span></text:a><text:a xlink:href="https://yandex.ru/search/?lr=47&amp;clid=2313447-139&amp;win=528&amp;text=Погода" office:target-frame-name="_top" xlink:show="replace"><text:span text:style-name="T89">/?</text:span></text:a><text:a xlink:href="https://yandex.ru/search/?lr=47&amp;clid=2313447-139&amp;win=528&amp;text=Погода" office:target-frame-name="_top" xlink:show="replace"><text:span text:style-name="T90">lr</text:span></text:a><text:a xlink:href="https://yandex.ru/search/?lr=47&amp;clid=2313447-139&amp;win=528&amp;text=Погода" office:target-frame-name="_top" xlink:show="replace"><text:span text:style-name="T91">=47&amp;</text:span></text:a><text:a xlink:href="https://yandex.ru/search/?lr=47&amp;clid=2313447-139&amp;win=528&amp;text=Погода" office:target-frame-name="_top" xlink:show="replace"><text:span text:style-name="T92">clid</text:span></text:a><text:a xlink:href="https://yandex.ru/search/?lr=47&amp;clid=2313447-139&amp;win=528&amp;text=Погода" office:target-frame-name="_top" xlink:show="replace"><text:span text:style-name="T93">=2313447-139&amp;</text:span></text:a><text:a xlink:href="https://yandex.ru/search/?lr=47&amp;clid=2313447-139&amp;win=528&amp;text=Погода" office:target-frame-name="_top" xlink:show="replace"><text:span text:style-name="T94">win</text:span></text:a><text:a xlink:href="https://yandex.ru/search/?lr=47&amp;clid=2313447-139&amp;win=528&amp;text=Погода" office:target-frame-name="_top" xlink:show="replace"><text:span text:style-name="T95">=528&amp;</text:span></text:a><text:a xlink:href="https://yandex.ru/search/?lr=47&amp;clid=2313447-139&amp;win=528&amp;text=Погода" office:target-frame-name="_top" xlink:show="replace"><text:span text:style-name="T96">text</text:span></text:a><text:a xlink:href="https://yandex.ru/search/?lr=47&amp;clid=2313447-139&amp;win=528&amp;text=Погода" office:target-frame-name="_top" xlink:show="replace"><text:span text:style-name="T97">=%</text:span></text:a><text:a xlink:href="https://yandex.ru/search/?lr=47&amp;clid=2313447-139&amp;win=528&amp;text=Погода" office:target-frame-name="_top" xlink:show="replace"><text:span text:style-name="T98">D</text:span></text:a><text:a xlink:href="https://yandex.ru/search/?lr=47&amp;clid=2313447-139&amp;win=528&amp;text=Погода" office:target-frame-name="_top" xlink:show="replace"><text:span text:style-name="T99">0%9</text:span></text:a><text:a xlink:href="https://yandex.ru/search/?lr=47&amp;clid=2313447-139&amp;win=528&amp;text=Погода" office:target-frame-name="_top" xlink:show="replace"><text:span text:style-name="T100">F</text:span></text:a><text:a xlink:href="https://yandex.ru/search/?lr=47&amp;clid=2313447-139&amp;win=528&amp;text=Погода" office:target-frame-name="_top" xlink:show="replace"><text:span text:style-name="T101">%</text:span></text:a><text:a xlink:href="https://yandex.ru/search/?lr=47&amp;clid=2313447-139&amp;win=528&amp;text=Погода" office:target-frame-name="_top" xlink:show="replace"><text:span text:style-name="T102">D</text:span></text:a><text:a xlink:href="https://yandex.ru/search/?lr=47&amp;clid=2313447-139&amp;win=528&amp;text=Погода" office:target-frame-name="_top" xlink:show="replace"><text:span text:style-name="T103">0%</text:span></text:a><text:a xlink:href="https://yandex.ru/search/?lr=47&amp;clid=2313447-139&amp;win=528&amp;text=Погода" office:target-frame-name="_top" xlink:show="replace"><text:span text:style-name="T104">BE</text:span></text:a><text:a xlink:href="https://yandex.ru/search/?lr=47&amp;clid=2313447-139&amp;win=528&amp;text=Погода" office:target-frame-name="_top" xlink:show="replace"><text:span text:style-name="T105">%</text:span></text:a><text:a xlink:href="https://yandex.ru/search/?lr=47&amp;clid=2313447-139&amp;win=528&amp;text=Погода" office:target-frame-name="_top" xlink:show="replace"><text:span text:style-name="T106">D</text:span></text:a><text:a xlink:href="https://yandex.ru/search/?lr=47&amp;clid=2313447-139&amp;win=528&amp;text=Погода" office:target-frame-name="_top" xlink:show="replace"><text:span text:style-name="T107">0%</text:span></text:a><text:a xlink:href="https://yandex.ru/search/?lr=47&amp;clid=2313447-139&amp;win=528&amp;text=Погода" office:target-frame-name="_top" xlink:show="replace"><text:span text:style-name="T108">B</text:span></text:a><text:a xlink:href="https://yandex.ru/search/?lr=47&amp;clid=2313447-139&amp;win=528&amp;text=Погода" office:target-frame-name="_top" xlink:show="replace"><text:span text:style-name="T109">3%</text:span></text:a><text:a xlink:href="https://yandex.ru/search/?lr=47&amp;clid=2313447-139&amp;win=528&amp;text=Погода" office:target-frame-name="_top" xlink:show="replace"><text:span text:style-name="T110">D</text:span></text:a><text:a xlink:href="https://yandex.ru/search/?lr=47&amp;clid=2313447-139&amp;win=528&amp;text=Погода" office:target-frame-name="_top" xlink:show="replace"><text:span text:style-name="T111">0%</text:span></text:a><text:a xlink:href="https://yandex.ru/search/?lr=47&amp;clid=2313447-139&amp;win=528&amp;text=Погода" office:target-frame-name="_top" xlink:show="replace"><text:span text:style-name="T112">BE</text:span></text:a><text:a xlink:href="https://yandex.ru/search/?lr=47&amp;clid=2313447-139&amp;win=528&amp;text=Погода" office:target-frame-name="_top" xlink:show="replace"><text:span text:style-name="T113">%</text:span></text:a><text:a xlink:href="https://yandex.ru/search/?lr=47&amp;clid=2313447-139&amp;win=528&amp;text=Погода" office:target-frame-name="_top" xlink:show="replace"><text:span text:style-name="T114">D</text:span></text:a><text:a xlink:href="https://yandex.ru/search/?lr=47&amp;clid=2313447-139&amp;win=528&amp;text=Погода" office:target-frame-name="_top" xlink:show="replace"><text:span text:style-name="T115">0%</text:span></text:a><text:a xlink:href="https://yandex.ru/search/?lr=47&amp;clid=2313447-139&amp;win=528&amp;text=Погода" office:target-frame-name="_top" xlink:show="replace"><text:span text:style-name="T116">B</text:span></text:a><text:a xlink:href="https://yandex.ru/search/?lr=47&amp;clid=2313447-139&amp;win=528&amp;text=Погода" office:target-frame-name="_top" xlink:show="replace"><text:span text:style-name="T117">4%</text:span></text:a><text:a xlink:href="https://yandex.ru/search/?lr=47&amp;clid=2313447-139&amp;win=528&amp;text=Погода" office:target-frame-name="_top" xlink:show="replace"><text:span text:style-name="T118">D</text:span></text:a><text:a xlink:href="https://yandex.ru/search/?lr=47&amp;clid=2313447-139&amp;win=528&amp;text=Погода" office:target-frame-name="_top" xlink:show="replace"><text:span text:style-name="T119">0%</text:span></text:a><text:a xlink:href="https://yandex.ru/search/?lr=47&amp;clid=2313447-139&amp;win=528&amp;text=Погода" office:target-frame-name="_top" xlink:show="replace"><text:span text:style-name="T120">B</text:span></text:a><text:a xlink:href="https://yandex.ru/search/?lr=47&amp;clid=2313447-139&amp;win=528&amp;text=Погода" office:target-frame-name="_top" xlink:show="replace"><text:span text:style-name="T121">0</text:span></text:a></text:p>
            <text:p text:style-name="P122"/>
          </table:table-cell>
        </table:table-row>
        <table:table-row table:style-name="TableRow123">
          <table:table-cell table:style-name="TableCell124">
            <text:p text:style-name="P125">1.Нажать на элемент «Экранная клавиатура»</text:p>
            <text:p text:style-name="P126">2.Нажать на элемент экранной клавиатуры «р»</text:p>
            <text:p text:style-name="P127">3.Нажать на элемент<text:s/>«Закрыть» в области экранной клавиатуры</text:p>
          </table:table-cell>
          <table:table-cell table:style-name="TableCell128">
            <text:p text:style-name="P129">1.Активный элемент «Экранная клавиатура»</text:p>
            <text:p text:style-name="P130">2.Отображение экранной клавиатуры</text:p>
            <text:p text:style-name="P131">3.Отобажне буквы «р» в поле поиска</text:p>
            <text:p text:style-name="P132">4. Активный элемент «Закрыть»</text:p>
            <text:p text:style-name="P133">5.Закрытие экранной клавиатуры</text:p>
          </table:table-cell>
        </table:table-row>
        <table:table-row table:style-name="TableRow134">
          <table:table-cell table:style-name="TableCell135">
            <text:p text:style-name="P136">1.Нажать на элемент «Экранная клавиатура»</text:p>
            <text:p text:style-name="P137">2. Нажать на элемент «Экранная клавиатура»</text:p>
          </table:table-cell>
          <table:table-cell table:style-name="TableCell138">
            <text:p text:style-name="P139">1.Активный элемент «Экранная клавиатура»</text:p>
            <text:p text:style-name="P140">2.Отображение экранной клавиатуры</text:p>
            <text:p text:style-name="P141">3. Закрытие экранной клавиатуры</text:p>
          </table:table-cell>
        </table:table-row>
      </table:table>
      <text:p text:style-name="P142"/>
      <text:p text:style-name="P143">Время создание ручных тестов – 45 минут</text:p>
      <text:p text:style-name="P144">Время на выполнение ручных тестов — 4 минуты</text:p>
      <text:p text:style-name="P145">Время создания автоматизированных тестов – 2 минуты</text:p>
      <text:p text:style-name="P146">Время выполнения автоматизированных тестов: 1) 2 сек; 2) 2 сек; 3) 2 сек; 4) 1 сек</text:p>
      <text:p text:style-name="P147"/>
      <text:p text:style-name="Standard"><text:span text:style-name="T148">Вывод: в данном случае лучше создать автоматизированные тесты, если планируется выполнять тест-кейс более 20 раз, т.</text:span><text:span text:style-name="T149">к время выполнения тестов вручную будет превышать время создания автоматизированных кейсов в 10 раз. 60 минут<text:s/></text:span><text:span text:style-name="T150">vs</text:span><text:span text:style-name="T151"><text:s/></text:span><text:span text:style-name="T152">6 минут.</text:span></text:p>
      <text:p text:style-name="P153"/>
      <text:p text:style-name="Standard"><text:span text:style-name="T154">N</text:span><text:span text:style-name="T155">*(</text:span><text:span text:style-name="T156">A</text:span><text:span text:style-name="T157">руч</text:span><text:span text:style-name="T158">-</text:span><text:span text:style-name="T159">t</text:span><text:span text:style-name="T160">авт</text:span><text:span text:style-name="T161">)</text:span><text:span text:style-name="T162">&gt;</text:span><text:span text:style-name="T163">A</text:span><text:span text:style-name="T164">авт</text:span></text:p>
      <text:p text:style-name="P165">2*(4-2)&gt;2</text:p>
      <text:p text:style-name="P166">4&gt;2</text:p>
      <text:soft-page-break/>
      <text:p text:style-name="Standard"><text:span text:style-name="T167">Следовательно</text:span><text:span text:style-name="T168">,</text:span><text:span text:style-name="T169"><text:s/>если требуется выполнить тесты больше 2 раз, то автоматизированные тесты будут<text:s/></text:span><text:span text:style-name="T170">эффективны и целесообразны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style:font-name="Times New Roman" style:font-name-asian="Andale Sans UI" style:font-size-complex="12pt" fo:language="en" fo:country="US" style:language-complex="en" style:country-complex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Standarduser" style:display-name="Standard (user)" style:family="paragraph">
      <style:text-properties style:font-name="Times New Roman" style:font-name-asian="Andale Sans UI" style:font-size-complex="12pt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Design</meta:initial-creator>
    <dc:creator>Anton</dc:creator>
    <meta:creation-date>2022-04-04T05:57:00Z</meta:creation-date>
    <dc:date>2022-04-04T05:57:00Z</dc:date>
    <meta:template xlink:href="Normal.dotm" xlink:type="simple"/>
    <meta:editing-cycles>2</meta:editing-cycles>
    <meta:editing-duration>PT2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7" meta:word-count="1295" meta:character-count="8664" meta:row-count="61" meta:non-whitespace-character-count="7386"/>
  </office:meta>
</office:document-meta>
</file>